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ualquiera que conozca las películas de ciencia ficción de bajo presupuesto que causaron furor en los años cincuenta reconocerá en la oración anterior dos magníficos exponentes del género: una sobre una virago radioactiva del espacio exterior que mata a todos los hombres que toca, y la otra, una parábola social en la que hormigas gigantes (en realidad, comunistas) excavan túneles debajo de Los Ángeles (es decir, Hollywood) y amenazan la paz mundial (es decir, el conservadurismo estadounidense). Relaciono aquí estos dos títulos, en apariencia inconexos, para poner de relieve las ansiedades que dieron lugar a la monstruización de sus protagonistas en primer lugar y para graficar un temor aún más profundo: que ambos se unirán en algún tipo de mestizaje impío. Según hemos visto, el monstruo surge de la brecha en la cual la diferencia se percibe como lo que divide a una voz que registra y al sujeto que captura esa voz; el criterio de tal división es arbitrario y puede abarcar desde la anatomía o el color de la piel hasta las creencias religiosas, las costumbres y la ideología política. La destrucción del monstruo es en realidad deconstrucción: amenaza con revelar que la diferencia se origina en el proceso, más que en lo concreto (y que “lo concreto” es sujeto de cambio y reconstrucción constantes). Dado que los cronistas de la historia de Occidente son en su mayoría hombres europeos, las mujeres <text:span text:style-name="T1">(Ella)</text:span> y las personas de otras razas <text:span text:style-name="T1">(¡Ellos!)</text:span> han sido trans-formados en monstruos de manera reiterada, ya sea para validar ciertos lineamientos específicos de masculinidad y supremacismo blanco, o simplemente para expulsarlos del ámbito de pensamiento. En la sociedad patriarcal, lo femenino y las otras culturas resultan en sí mismos bastante monstruosos, pero cuando amenazan con mezclarse entre sí, atacan a toda la economía del deseo. Dado que es un vehículo de prohibición, el monstruo a menudo surge para reforzar las leyes de exogamia, tanto el tabú del incesto (que establece una forma de tráfico de mujeres al obligarlas a casarse fuera de sus familias) como los decretos en contra de la mezcla sexual interracial (que limita los parámetros de dicho tráfico, al definir arbitrariamente los límites de la cultura, usualmente en servicio de alguna noción de “pureza” de grupo).<text:note text:id="ftn1" text:note-class="footnote"><text:note-citation>2</text:note-citation><text:note-body><text:p text:style-name="Footnote">Este debate tiene una deuda evidente con Mary Douglas, Purity and Danger: <text:span text:style-name="T1"> An Analysis of the Concepts of Pollution and Taboo</text:span> (Nueva York: Routledge &amp; Kegan Paul, 1966).</text:p></text:note-body></text:note>Las narrativas sobre el incesto son comunes a todas las tradiciones y han sido documentadas ampliamente, sobre todo debido a que Lévi Strauss erigió el tabú como la base fundante de la sociedad patriarcal. El mestizaje, esa intersección entre la misoginia (ansiedad de género) y el racismo (sin importar cuán inocente sea), ha recibido bastante menos atención crítica. Diré algunas palabras al respecto a continuación. Por mucho tiempo, la Biblia ha sido la fuente principal de decretos divinos en contra de la mezcla interracial. Uno de esos pronunciamientos es una orden directa de Dios que llega por boca del profeta Josué (Josué 23:12 ss); otro es un episodio críptico del Génesis, muy elaborado durante el periodo medieval, que alude a "hijos de Dios" que fecundan a las "hijas de los hombres" para que conciban una raza de gigantes malvados (Génesis 6:4). Los monstruos son aquí, como en todos los otros ejemplos, representaciones convenientes de otras culturas, desde un enfoque generalizador y demonizado para imponer una noción estricta de igualdad grupal. Las historias como el citado episodio del Génesis producen un profundo temor a la contaminación, la impureza y la pérdida de identidad, y reaparecen incesantemente.   El Caliban de Shakespeare, por ejemplo, es producto de este tipo de mestizaje ilícito: el “cachorro pecoso” de Sycorax, la bruja argelina y el diablo. Charlotte Bronté invirtió el paradigma habitual en  <text:span text:style-name="T1">Jane Eyre</text:span> (el blanco Rochester y la jamaiquina lunática Bertha Mason), pero las películas de terror, incluso las más inocentes en apariencia, como <text:span text:style-name="T1">King Kong</text:span>, demuestran la ansiedad que genera el mestizaje en su esencia más brutal.  Incluso es posible encontrar que en una película tan reciente y de inmenso éxito como Alien (1979), aparece en el detrás de escena la conciencia de este miedo: de los dientes de la grotesca criatura que acecha a la heroína (quien sólo viste ropa interior en la escena final) gotea una baba brillante de gel lubricante; los tendones de la mandíbula están construidos con preservativos triturados; y el hombre que está dentro del traje de goma es Bolaji Badejo, un miembro de la tribu Masai de dos metros de altura que estaba estudiando en Inglaterra justo en el momento en que se rodó la película.<text:note text:id="ftn2" text:note-class="footnote"><text:note-citation>3</text:note-citation><text:note-body><text:p text:style-name="Footnote">John Eastman, Retakes: <text:span text:style-name="T1">Behind the Scenes of 500 Classic Movies,</text:span>  Tomas falsas: Detrás de las escenas de 500 películas clásicas, 9-10.</text:p></text:note-body></text:note></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